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25%" fo:orphans="2" fo:widows="2" fo:text-indent="0in" style:auto-text-indent="false" fo:padding="0in" fo:border="none"/>
      <style:text-properties fo:font-variant="normal" fo:text-transform="none" fo:color="#009ade" loext:opacity="100%" style:font-name="Inter" fo:letter-spacing="normal" fo:font-style="normal" fo:font-weight="normal"/>
    </style:style>
    <style:style style:name="P2"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style>
    <style:style style:name="P3"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style:style>
    <style:style style:name="P4"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fo:background-color="#ffff00"/>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variant="normal" fo:text-transform="none" fo:color="#656565" loext:opacity="100%" style:font-name="Inter" fo:font-size="13.1000003814697pt" fo:letter-spacing="normal" fo:font-style="normal" fo:font-weight="normal"/>
    </style:style>
    <style:style style:name="T4" style:family="text">
      <style:text-properties fo:font-variant="normal" fo:text-transform="none" fo:color="#656565" loext:opacity="100%" style:font-name="courier new" fo:font-size="13.1000003814697pt" fo:letter-spacing="normal" fo:font-style="normal" fo:font-weight="bold"/>
    </style:style>
    <style:style style:name="T5" style:family="text">
      <style:text-properties fo:font-variant="normal" fo:text-transform="none" fo:color="#656565" loext:opacity="100%" style:font-name="courier new" fo:font-size="13.1000003814697pt" fo:letter-spacing="normal" fo:font-style="normal" fo:font-weight="bold" fo:background-color="#ffff00" loext:char-shading-value="0"/>
    </style:style>
    <style:style style:name="T6" style:family="text">
      <style:text-properties fo:font-variant="normal" fo:text-transform="none" fo:color="#6abf4b" loext:opacity="100%" style:font-name="courier new" fo:font-size="13.1000003814697pt" fo:letter-spacing="normal" fo:font-style="normal" fo:font-weight="bold"/>
    </style:style>
    <style:style style:name="T7" style:family="text">
      <style:text-properties fo:font-variant="normal" fo:text-transform="none" fo:color="#3200ff" loext:opacity="100%" style:font-name="courier new" fo:font-size="13.1000003814697pt" fo:letter-spacing="normal" fo:font-style="normal" fo:font-weight="bold"/>
    </style:style>
    <style:style style:name="T8" style:family="text">
      <style:text-properties fo:font-variant="normal" fo:text-transform="none" fo:color="#3200ff" loext:opacity="100%" style:font-name="courier new" fo:font-size="13.1000003814697pt" fo:letter-spacing="normal" fo:font-style="normal" fo:font-weight="bold" fo:background-color="#ffff00" loext:char-shading-value="0"/>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Deployment configuration and scale</text:p>
      <text:p text:style-name="Standard"/>
      <text:h text:style-name="P1" text:outline-level="1">Deployment Configuration Status</text:h>
      <text:p text:style-name="P2"><text:span text:style-name="T3">The </text:span><text:span text:style-name="Strong_20_Emphasis"><text:span text:style-name="T4">Status</text:span></text:span><text:span text:style-name="T3"> output is generated when the information is requested:</text:span></text:p>
      <text:p text:style-name="P2"><text:span text:style-name="Strong_20_Emphasis"><text:span text:style-name="T6">status:<text:line-break/>  availableReplicas: 2<text:line-break/>  conditions:<text:line-break/>  - lastTransitionTime: 2017-12-21T13:57:07Z<text:line-break/>    lastUpdateTime: 2017-12-21T13:57:07Z<text:line-break/>    message: Deployment has minimum availability.<text:line-break/>    reason: MinimumReplicasAvailable<text:line-break/>    status: "True"<text:line-break/>    type: Available<text:line-break/>  observedGeneration: 2<text:line-break/>  readyReplicas: 2<text:line-break/>  replicas: 2<text:line-break/>  updatedReplicas: 2</text:span></text:span></text:p>
      <text:p text:style-name="P3">The output above shows what the same deployment were to look like if the number of replicas were increased to two. The times are different than when the deployment was first generated.</text:p>
      <text:p text:style-name="P2"><text:span text:style-name="Strong_20_Emphasis"><text:span text:style-name="T4">availableReplicas</text:span></text:span><text:span text:style-name="T3">:<text:line-break/>Indicates how many were configured by the ReplicaSet. This would be compared to the later value of </text:span><text:span text:style-name="Strong_20_Emphasis"><text:span text:style-name="T4">readyReplicas</text:span></text:span><text:span text:style-name="T3">, which would be used to determine if all replicas have been fully generated and without error.</text:span></text:p>
      <text:p text:style-name="P2"><text:span text:style-name="Strong_20_Emphasis"><text:span text:style-name="T4">observedGeneration</text:span></text:span><text:span text:style-name="T3">:<text:line-break/>Shows how often the deployment has been updated. This information can be used to understand the rollout and rollback situation of the deployment.</text:span></text:p>
      <text:p text:style-name="Standard"/>
      <text:p text:style-name="Standard"/>
      <text:p text:style-name="Standard"/>
      <text:p text:style-name="Standard"/>
      <text:h text:style-name="P1" text:outline-level="1"><text:soft-page-break/>Scaling and Rolling Updates</text:h>
      <text:p text:style-name="P3">The API server allows for the configurations settings to be updated for most values. There are some immutable values, which may be different depending on the version of Kubernetes you have deployed.</text:p>
      <text:p text:style-name="P3">A common update is to change the number of replicas running. If this number is set to zero, there would be no containers, but there would still be a ReplicaSet and Deployment. This is the backend process when a Deployment is deleted.</text:p>
      <text:p text:style-name="P2"><text:span text:style-name="Strong_20_Emphasis"><text:span text:style-name="T7">$ kubectl scale deploy/dev-web --replicas=4</text:span></text:span><text:span text:style-name="Strong_20_Emphasis"><text:span text:style-name="T4"><text:line-break/></text:span></text:span><text:span text:style-name="Strong_20_Emphasis"><text:span text:style-name="T6">deployment "dev-web" scaled</text:span></text:span></text:p>
      <text:p text:style-name="P2"><text:span text:style-name="Strong_20_Emphasis"><text:span text:style-name="T7">$ kubectl get deployments</text:span></text:span><text:span text:style-name="Strong_20_Emphasis"><text:span text:style-name="T4"><text:line-break/></text:span></text:span><text:span text:style-name="Strong_20_Emphasis"><text:span text:style-name="T6">NAME     DESIRED  CURRENT  UP-TO-DATE  AVAILABLE  AGE<text:line-break/>dev-web  4        4        4           1          12m</text:span></text:span></text:p>
      <text:p text:style-name="P3">Non-immutable values can be edited via a text editor, as well. Use edit to trigger an update. For example, to change the deployed version of the nginx web server to an older version:</text:p>
      <text:p text:style-name="P2"><text:span text:style-name="Strong_20_Emphasis"><text:span text:style-name="T8">$ kubectl edit deployment nginx</text:span></text:span></text:p>
      <text:p text:style-name="P2"><text:span text:style-name="Strong_20_Emphasis"><text:span text:style-name="T5">....<text:line-break/>      containers:<text:line-break/>      - image: nginx:1.8 #&lt;&lt;---Set to an older version<text:line-break/>        imagePullPolicy: IfNotPresent<text:line-break/>        name: dev-web<text:line-break/>....</text:span></text:span></text:p>
      <text:p text:style-name="P4">This would trigger a rolling update of the deployment. While the deployment would show an older age, a review of the Pods would show a recent update and older version of the web server application deployed.</text:p>
      <text:p text:style-name="Standard"><text:s/></text:p>
      <text:p text:style-name="Standard">// my work</text:p>
      <text:p text:style-name="Standard">// set a nginx deployment</text:p>
      <text:p text:style-name="Standard">jerome@master:~/LFD259/SOLUTIONS/s_05$ <text:span text:style-name="T1">$k create deploy ngx --image=nginx</text:span></text:p>
      <text:p text:style-name="Standard">deployment.apps/ngx created</text:p>
      <text:p text:style-name="Standard"/>
      <text:p text:style-name="Standard"><text:soft-page-break/>jerome@master:~/LFD259/SOLUTIONS/s_05$ <text:span text:style-name="T1">$k get deploy -o wide</text:span></text:p>
      <text:p text:style-name="Standard">NAME <text:s text:c="2"/>READY <text:s text:c="2"/>UP-TO-DATE <text:s text:c="2"/>AVAILABLE <text:s text:c="2"/>AGE <text:s text:c="2"/>CONTAINERS <text:s text:c="2"/>IMAGES <text:s text:c="2"/>SELECTOR</text:p>
      <text:p text:style-name="Standard">ngx <text:s text:c="3"/>1/1 <text:s text:c="4"/>1 <text:s text:c="11"/>1 <text:s text:c="10"/>31s <text:s text:c="2"/>nginx <text:s text:c="7"/>nginx <text:s text:c="3"/>app=ngx</text:p>
      <text:p text:style-name="Standard">jerome@master:~/LFD259/SOLUTIONS/s_05$ <text:span text:style-name="T1">$k get all</text:span></text:p>
      <text:p text:style-name="Standard">NAME <text:s text:c="22"/>READY <text:s text:c="2"/>STATUS <text:s text:c="3"/>RESTARTS <text:s text:c="2"/>AGE</text:p>
      <text:p text:style-name="Standard">pod/ngx-768fd5d6f5-9xjwr <text:s text:c="2"/>1/1 <text:s text:c="4"/>Running <text:s text:c="2"/>0 <text:s text:c="9"/>65s</text:p>
      <text:p text:style-name="Standard"/>
      <text:p text:style-name="Standard">NAME <text:s text:c="16"/>TYPE <text:s text:c="7"/>CLUSTER-IP <text:s text:c="2"/>EXTERNAL-IP <text:s text:c="2"/>PORT(S) <text:s text:c="2"/>AGE</text:p>
      <text:p text:style-name="Standard">service/kubernetes <text:s text:c="2"/>ClusterIP <text:s text:c="2"/>10.96.0.1 <text:s text:c="3"/>&lt;none&gt; <text:s text:c="7"/>443/TCP <text:s text:c="2"/>37d</text:p>
      <text:p text:style-name="Standard"/>
      <text:p text:style-name="Standard">NAME <text:s text:c="17"/>READY <text:s text:c="2"/>UP-TO-DATE <text:s text:c="2"/>AVAILABLE <text:s text:c="2"/>AGE</text:p>
      <text:p text:style-name="Standard">deployment.apps/ngx <text:s text:c="2"/>1/1 <text:s text:c="4"/>1 <text:s text:c="11"/>1 <text:s text:c="10"/>65s</text:p>
      <text:p text:style-name="Standard"/>
      <text:p text:style-name="Standard">NAME <text:s text:c="28"/>DESIRED <text:s text:c="2"/>CURRENT <text:s text:c="2"/>READY <text:s text:c="2"/>AGE</text:p>
      <text:p text:style-name="Standard">replicaset.apps/ngx-768fd5d6f5 <text:s text:c="2"/>1 <text:s text:c="8"/>1 <text:s text:c="8"/>1 <text:s text:c="6"/>65s</text:p>
      <text:p text:style-name="Standard"/>
      <text:p text:style-name="Standard">// scale up to 4 replicas the deploy</text:p>
      <text:p text:style-name="Standard">jerome@master:~/LFD259/SOLUTIONS/s_05$ <text:span text:style-name="T2">$k scale deployment.apps/ngx --replicas=4</text:span></text:p>
      <text:p text:style-name="Standard">deployment.apps/ngx scaled</text:p>
      <text:p text:style-name="Standard">jerome@master:~/LFD259/SOLUTIONS/s_05$ <text:span text:style-name="T1">$k get deploy -o wide</text:span></text:p>
      <text:p text:style-name="Standard">NAME <text:s text:c="2"/>READY <text:s text:c="2"/>UP-TO-DATE <text:s text:c="2"/>AVAILABLE <text:s text:c="2"/>AGE <text:s text:c="4"/>CONTAINERS <text:s text:c="2"/>IMAGES <text:s text:c="2"/>SELECTOR</text:p>
      <text:p text:style-name="Standard">ngx <text:s text:c="2"/><text:span text:style-name="T9"><text:s/>4/4 <text:s text:c="3"/></text:span><text:s/>4 <text:s text:c="11"/>4 <text:s text:c="10"/>2m11s <text:s text:c="2"/>nginx <text:s text:c="7"/>nginx <text:s text:c="3"/>app=ngx</text:p>
      <text:p text:style-name="Standard"/>
      <text:p text:style-name="Standard">// edit and change the nginx version</text:p>
      <text:p text:style-name="Standard">jerome@master:~/LFD259/SOLUTIONS/s_05$ <text:span text:style-name="T1">$k edit deployment.apps/ngx</text:span></text:p>
      <text:p text:style-name="P5"/>
      <text:p text:style-name="P5">// change to older version</text:p>
      <text:p text:style-name="Standard"><text:s/>spec:</text:p>
      <text:p text:style-name="Standard"><text:s text:c="6"/>containers:</text:p>
      <text:p text:style-name="Standard"><text:s text:c="6"/>- image: nginx:1.8</text:p>
      <text:p text:style-name="Standard"><text:s text:c="8"/>imagePullPolicy: Always</text:p>
      <text:p text:style-name="Standard"><text:s text:c="8"/>name: nginx</text:p>
      <text:p text:style-name="Standard"/>
      <text:p text:style-name="Standard">// the deploy did update immediatly </text:p>
      <text:p text:style-name="Standard">jerome@master:~/LFD259/SOLUTIONS/s_05$ <text:span text:style-name="T1">$k describe deployment.apps/ngx</text:span></text:p>
      <text:p text:style-name="P5">Events:</text:p>
      <text:p text:style-name="P5"><text:s text:c="2"/>Type <text:s text:c="3"/>Reason <text:s text:c="12"/>Age <text:s text:c="2"/>From <text:s text:c="18"/>Message</text:p>
      <text:p text:style-name="P5"><text:s text:c="2"/>---- <text:s text:c="3"/>------ <text:s text:c="12"/>---- <text:s/>---- <text:s text:c="18"/>-------</text:p>
      <text:p text:style-name="P5"><text:s text:c="2"/>Normal <text:s/>ScalingReplicaSet <text:s/>10m <text:s text:c="2"/>deployment-controller <text:s/>Scaled up replica set ngx-768fd5d6f5 to 1</text:p>
      <text:p text:style-name="P5"><text:s text:c="2"/>Normal <text:s/>ScalingReplicaSet <text:s/>8m7s <text:s/>deployment-controller <text:s/>Scaled up replica set ngx-768fd5d6f5 to 4</text:p>
      <text:p text:style-name="P5"><text:s text:c="2"/>Normal <text:s/>ScalingReplicaSet <text:s/><text:span text:style-name="T9">61s <text:s/></text:span><text:s/>deployment-controller <text:s/>Scaled up replica set ngx-555c647668 to 1</text:p>
      <text:p text:style-name="P5"><text:s text:c="2"/>Normal <text:s/>ScalingReplicaSet <text:span text:style-name="T9"><text:s/>61s </text:span><text:s text:c="2"/>deployment-controller <text:s/>Scaled down replica set ngx-768fd5d6f5 to 3</text:p>
      <text:p text:style-name="P5"><text:s text:c="2"/>Normal <text:s/>ScalingReplicaSet <text:s/><text:span text:style-name="T9">61s </text:span><text:s text:c="2"/>deployment-controller <text:s/>Scaled up replica set ngx-555c647668 to 2</text:p>
      <text:p text:style-name="P5"><text:s text:c="2"/>Normal <text:s/>ScalingReplicaSet <text:s/><text:span text:style-name="T9">50s </text:span><text:s text:c="2"/>deployment-controller <text:s/>Scaled down replica set ngx-768fd5d6f5 to 2</text:p>
      <text:p text:style-name="P5"><text:s text:c="2"/>Normal <text:s/>ScalingReplicaSet <text:s/><text:span text:style-name="T9">50s <text:s/></text:span><text:s/>deployment-controller <text:s/>Scaled up replica set ngx-555c647668 to 3</text:p>
      <text:p text:style-name="P5"><text:s text:c="2"/>Normal <text:s/>ScalingReplicaSet <text:s/><text:span text:style-name="T9">48s </text:span><text:s text:c="2"/>deployment-controller <text:s/>Scaled down replica set ngx-768fd5d6f5 to 1</text:p>
      <text:p text:style-name="P5"><text:s text:c="2"/>Normal <text:s/>ScalingReplicaSet <text:s/><text:span text:style-name="T9">48s </text:span><text:s text:c="2"/>deployment-controller <text:s/>Scaled up replica set ngx-555c647668 to 4</text:p>
      <text:p text:style-name="P5"><text:soft-page-break/><text:s text:c="2"/>Normal <text:s/>ScalingReplicaSet <text:s/>45s <text:s text:c="2"/>deployment-controller <text:s/>(combined from similar events): Scaled down replica set ngx-768fd5d6f5 to 0</text:p>
      <text:p text:style-name="P5"/>
      <text:p text:style-name="P5">// delete the deploy using selector</text:p>
      <text:p text:style-name="P5">jerome@master:~/LFD259/SOLUTIONS/s_05$ <text:span text:style-name="T1">$k get deploy -o wide</text:span></text:p>
      <text:p text:style-name="P5">NAME <text:s text:c="2"/>READY <text:s text:c="2"/>UP-TO-DATE <text:s text:c="2"/>AVAILABLE <text:s text:c="2"/>AGE <text:s text:c="2"/>CONTAINERS <text:s text:c="2"/>IMAGES <text:s text:c="5"/>SELECTOR</text:p>
      <text:p text:style-name="P5">ngx <text:s text:c="3"/>4/4 <text:s text:c="4"/>4 <text:s text:c="11"/>4 <text:s text:c="10"/>21m <text:s text:c="2"/>nginx <text:s text:c="7"/>nginx:1.8 <text:s text:c="2"/>app=ngx</text:p>
      <text:p text:style-name="P5">jerome@master:~/LFD259/SOLUTIONS/s_05$ <text:span text:style-name="T1">$k delete deploy -l app=ngx</text:span></text:p>
      <text:p text:style-name="P5">deployment.apps "ngx" deleted</text:p>
      <text:p text:style-name="P5">jerome@master:~/LFD259/SOLUTIONS/s_05$ <text:span text:style-name="T1">$k get deploy</text:span></text:p>
      <text:p text:style-name="P5">No resources found in default namespace.</text:p>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1T13:41:27.683469328</meta:creation-date>
    <meta:generator>LibreOffice/7.1.0.3$Linux_X86_64 LibreOffice_project/10$Build-3</meta:generator>
    <dc:date>2021-02-22T14:20:58.062301663</dc:date>
    <meta:editing-duration>PT9M8S</meta:editing-duration>
    <meta:editing-cycles>4</meta:editing-cycles>
    <meta:document-statistic meta:table-count="0" meta:image-count="0" meta:object-count="0" meta:page-count="4" meta:paragraph-count="70" meta:word-count="659" meta:character-count="5465" meta:non-whitespace-character-count="4232"/>
  </office:meta>
</office:document-meta>
</file>